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5e48c7"/>
    </style:style>
    <style:style style:name="P2" style:family="paragraph" style:parent-style-name="Preformatted_20_Text">
      <style:text-properties officeooo:paragraph-rsid="005fb370"/>
    </style:style>
    <style:style style:name="P3" style:family="paragraph" style:parent-style-name="Preformatted_20_Text">
      <style:text-properties fo:font-weight="bold" officeooo:paragraph-rsid="005e48c7" style:font-weight-asian="bold" style:font-weight-complex="bold"/>
    </style:style>
    <style:style style:name="P4" style:family="paragraph" style:parent-style-name="Preformatted_20_Text">
      <style:text-properties officeooo:paragraph-rsid="005e48c7"/>
    </style:style>
    <style:style style:name="P5" style:family="paragraph" style:parent-style-name="Preformatted_20_Text">
      <style:text-properties officeooo:rsid="0060f555" officeooo:paragraph-rsid="0060f55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êu cầu:</text:p>
      <text:p text:style-name="P1"><text:span text:style-name="T1"><text:tab/></text:span>Sử dụng lại project mô hình MVC đã học.</text:p>
      <text:p text:style-name="P1"/>
      <text:p text:style-name="P1"><text:tab/>Viết class <text:span text:style-name="T1">cart.php</text:span> với những chức năng: </text:p>
      <text:p text:style-name="P1"><text:tab/> <text:s/>- Insert cart</text:p>
      <text:p text:style-name="P1"><text:tab/> <text:s/>- Update cart</text:p>
      <text:p text:style-name="P1"><text:tab/> <text:s/>- Delete cart</text:p>
      <text:p text:style-name="P1"><text:tab/> <text:s/>- List cart</text:p>
      <text:p text:style-name="P2"><text:tab/></text:p>
      <text:p text:style-name="P2"><text:tab/>Ở trang home:</text:p>
      <text:p text:style-name="P1"><text:s text:c="8"/>Danh sách sản phẩm lấy từ bảng product</text:p>
      <text:p text:style-name="P1"/>
      <text:p text:style-name="P1"/>
      <text:p text:style-name="P1"><text:tab/></text:p>
      <text:p text:style-name="P1"/>
      <text:p text:style-name="P5">/bin/bash --login</text:p>
      <text:p text:style-name="P1"/>
      <text:p text:style-name="P1"><text:tab/> <text:s text:c="3"/></text:p>
      <text:p text:style-name="P1"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0:04:16.880538740</meta:creation-date>
    <meta:editing-duration>PT19H58M46S</meta:editing-duration>
    <meta:editing-cycles>62</meta:editing-cycles>
    <meta:generator>LibreOffice/4.2.7.2$Linux_X86_64 LibreOffice_project/420m0$Build-2</meta:generator>
    <dc:date>2015-07-02T13:21:59.221821905</dc:date>
    <meta:document-statistic meta:table-count="0" meta:image-count="0" meta:object-count="0" meta:page-count="1" meta:paragraph-count="14" meta:word-count="44" meta:character-count="241" meta:non-whitespace-character-count="172"/>
  </office:meta>
</office:document-meta>
</file>